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4.96mm" svg:y="19.39mm">
            <loext:p draw:notify-on-update-of-ranges="Sheet1.A2:Sheet1.A5 Sheet1.B2:Sheet1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 style:data-style-name="N2" text:time-value="17:38:08.376121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7:18:07.316601041</meta:creation-date>
    <dc:date>2017-12-03T17:37:40.794526976</dc:date>
    <meta:editing-duration>PT9M23S</meta:editing-duration>
    <meta:editing-cycles>1</meta:editing-cycles>
    <meta:generator>LibreOffice/5.1.6.2$Linux_X86_64 LibreOffice_project/10m0$Build-2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text-properties fo:font-size="12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135cm" svg:y="3.954cm" style:legend-expansion="high" chart:style-name="ch2"/>
        <chart:plot-area chart:style-name="ch3" table:cell-range-address="Sheet1.A2:Sheet1.B5" svg:x="0.93cm" svg:y="1.006cm" svg:width="10.494cm" svg:height="8.643cm">
          <chartooo:coordinate-region svg:x="1.737cm" svg:y="1.205cm" svg:width="9.5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" chart:class="chart:scatter">
            <chart:domain table:cell-range-address="Sheet1.A2:Sheet1.A5"/>
            <chart:regression-curve chart:style-name="ch7">
              <chart:equation chart:display-equation="true" chart:display-r-square="false" svg:x="1.388cm" svg:y="0.325cm" chart:style-name="ch8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5</svg:desc>
                </draw:g>
              </table:table-cell>
              <table:table-cell office:value-type="float" office:value="111">
                <text:p>111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">
                <text:p>67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